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2.143cm" fo:margin-right="0cm" fo:text-indent="-2.17cm" style:auto-text-indent="false" style:page-number="auto"/>
    </style:style>
    <style:style style:name="P2" style:family="paragraph" style:parent-style-name="Standard" style:master-page-name="">
      <style:paragraph-properties fo:margin-left="2.09cm" fo:margin-right="0cm" fo:text-indent="-2.064cm" style:auto-text-indent="false" style:page-number="auto"/>
    </style:style>
    <style:style style:name="P3" style:family="paragraph" style:parent-style-name="Standard">
      <style:paragraph-properties fo:margin-left="2.09cm" fo:margin-right="0cm" fo:text-indent="-2.064cm" style:auto-text-indent="false"/>
    </style:style>
    <style:style style:name="P4" style:family="paragraph" style:parent-style-name="Standard">
      <style:paragraph-properties fo:margin-left="2.09cm" fo:margin-right="0cm" fo:text-align="center" style:justify-single-word="false" fo:text-indent="-2.064cm" style:auto-text-indent="false"/>
      <style:text-properties fo:color="#ff0000" fo:font-size="16pt" style:font-size-asian="16pt" style:font-size-complex="16pt"/>
    </style:style>
    <style:style style:name="P5" style:family="paragraph" style:parent-style-name="Standard">
      <style:paragraph-properties fo:margin-left="2.09cm" fo:margin-right="0cm" fo:text-indent="-2.064cm" style:auto-text-indent="false"/>
      <style:text-properties style:use-window-font-color="true" fo:font-style="normal" fo:font-weight="normal" style:font-style-asian="normal" style:font-weight-asian="normal" style:font-style-complex="normal" style:font-weight-complex="normal"/>
    </style:style>
    <style:style style:name="P6" style:family="paragraph" style:parent-style-name="Standard" style:master-page-name="">
      <style:paragraph-properties fo:margin-left="2.09cm" fo:margin-right="0cm" fo:text-indent="0.026cm" style:auto-text-indent="false" style:page-number="auto"/>
    </style:style>
    <style:style style:name="P7" style:family="paragraph" style:parent-style-name="Standard" style:master-page-name="">
      <style:paragraph-properties fo:margin-left="2.09cm" fo:margin-right="0cm" fo:text-indent="0.026cm" style:auto-text-indent="false" style:page-number="auto"/>
      <style:text-properties style:use-window-font-color="true" fo:font-weight="normal" style:font-weight-asian="normal" style:font-weight-complex="normal"/>
    </style:style>
    <style:style style:name="P8" style:family="paragraph" style:parent-style-name="Standard">
      <style:paragraph-properties fo:margin-left="2.09cm" fo:margin-right="0cm" fo:text-indent="0.026cm" style:auto-text-indent="false"/>
    </style:style>
    <style:style style:name="P9" style:family="paragraph" style:parent-style-name="Standard">
      <style:paragraph-properties fo:margin-left="2.09cm" fo:margin-right="0cm" fo:text-indent="0.026cm" style:auto-text-indent="false"/>
      <style:text-properties style:use-window-font-color="true" fo:font-weight="normal" style:font-weight-asian="normal" style:font-weight-complex="normal"/>
    </style:style>
    <style:style style:name="P10" style:family="paragraph" style:parent-style-name="Standard">
      <style:paragraph-properties fo:margin-left="2.09cm" fo:margin-right="0cm" fo:text-indent="0.026cm" style:auto-text-indent="false"/>
      <style:text-properties style:use-window-font-color="true" fo:font-style="normal" fo:font-weight="normal" style:font-style-asian="normal" style:font-weight-asian="normal" style:font-style-complex="normal" style:font-weight-complex="normal"/>
    </style:style>
    <style:style style:name="P11" style:family="paragraph" style:parent-style-name="Standard" style:master-page-name="">
      <style:paragraph-properties fo:margin-left="2.09cm" fo:margin-right="0cm" fo:text-indent="-2.09cm" style:auto-text-indent="false" style:page-number="auto"/>
    </style:style>
    <style:style style:name="P12" style:family="paragraph" style:parent-style-name="Standard">
      <style:paragraph-properties fo:margin-left="2.09cm" fo:margin-right="0cm" fo:text-indent="-2.09cm" style:auto-text-indent="false"/>
    </style:style>
    <style:style style:name="P13" style:family="paragraph" style:parent-style-name="Standard">
      <style:paragraph-properties fo:margin-left="2.09cm" fo:margin-right="0cm" fo:text-indent="-2.09cm" style:auto-text-indent="false"/>
      <style:text-properties style:use-window-font-color="true" fo:font-style="normal" fo:font-weight="normal" style:font-style-asian="normal" style:font-weight-asian="normal" style:font-style-complex="normal" style:font-weight-complex="normal"/>
    </style:style>
    <style:style style:name="P14" style:family="paragraph" style:parent-style-name="Standard">
      <style:paragraph-properties fo:margin-left="2.09cm" fo:margin-right="0cm" fo:text-indent="-2.09cm" style:auto-text-indent="false"/>
    </style:style>
    <style:style style:name="P15" style:family="paragraph" style:parent-style-name="Standard">
      <style:paragraph-properties fo:margin-left="2.09cm" fo:margin-right="0cm" fo:text-indent="-2.09cm" style:auto-text-indent="false"/>
      <style:text-properties style:use-window-font-color="true" fo:font-style="normal" fo:font-weight="normal" style:font-style-asian="normal" style:font-weight-asian="normal" style:font-style-complex="normal" style:font-weight-complex="normal"/>
    </style:style>
    <style:style style:name="P16" style:family="paragraph" style:parent-style-name="Standard">
      <style:paragraph-properties fo:margin-left="2.09cm" fo:margin-right="0cm" fo:text-align="center" style:justify-single-word="false" fo:text-indent="-2.09cm" style:auto-text-indent="false"/>
      <style:text-properties fo:color="#ff0000" fo:font-size="16pt" fo:font-style="normal" fo:font-weight="normal" style:font-size-asian="16pt" style:font-style-asian="normal" style:font-weight-asian="normal" style:font-size-complex="16pt" style:font-style-complex="normal" style:font-weight-complex="normal"/>
    </style:style>
    <style:style style:name="P17" style:family="paragraph" style:parent-style-name="Standard">
      <style:paragraph-properties fo:margin-left="2.09cm" fo:margin-right="0cm" fo:text-indent="0.026cm" style:auto-text-indent="false"/>
      <style:text-properties style:use-window-font-color="true" fo:font-style="normal" fo:font-weight="normal" style:font-style-asian="normal" style:font-weight-asian="normal" style:font-style-complex="normal" style:font-weight-complex="normal"/>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2.09cm" fo:margin-right="0cm" fo:text-indent="-2.064cm" style:auto-text-indent="false"/>
    </style:style>
    <style:style style:name="P20" style:family="paragraph" style:parent-style-name="Standard" style:master-page-name="">
      <style:paragraph-properties fo:margin-left="2.09cm" fo:margin-right="0cm" fo:text-indent="-0.053cm" style:auto-text-indent="false" style:page-number="auto"/>
    </style:style>
    <style:style style:name="P21" style:family="paragraph" style:parent-style-name="Standard" style:master-page-name="">
      <style:paragraph-properties fo:margin-left="2.09cm" fo:margin-right="0cm" fo:text-indent="-0.053cm" style:auto-text-indent="false" style:page-number="auto"/>
    </style:style>
    <style:style style:name="P22" style:family="paragraph" style:parent-style-name="Standard">
      <style:paragraph-properties fo:margin-left="2.09cm" fo:margin-right="0cm" fo:text-indent="-0.053cm" style:auto-text-indent="false"/>
    </style:style>
    <style:style style:name="T1" style:family="text">
      <style:text-properties fo:color="#ff0000" fo:font-weight="bold" style:font-weight-asian="bold" style:font-weight-complex="bold"/>
    </style:style>
    <style:style style:name="T2" style:family="text">
      <style:text-properties fo:color="#ff0000" fo:font-style="normal" fo:font-weight="bold" style:font-style-asian="normal" style:font-weight-asian="bold" style:font-style-complex="normal" style:font-weight-complex="bold"/>
    </style:style>
    <style:style style:name="T3" style:family="text">
      <style:text-properties style:use-window-font-color="true" fo:font-weight="bold" style:font-weight-asian="bold" style:font-weight-complex="bold"/>
    </style:style>
    <style:style style:name="T4" style:family="text">
      <style:text-properties style:use-window-font-color="true" fo:font-weight="normal" style:font-weight-asian="normal" style:font-weight-complex="normal"/>
    </style:style>
    <style:style style:name="T5" style:family="text">
      <style:text-properties style:use-window-font-color="true" fo:font-style="normal" fo:font-weight="normal" style:font-style-asian="normal" style:font-weight-asian="normal" style:font-style-complex="normal" style:font-weight-complex="normal"/>
    </style:style>
    <style:style style:name="T6" style:family="text">
      <style:text-properties style:use-window-font-color="true" fo:font-style="normal" fo:font-weight="bold" style:font-style-asian="normal" style:font-weight-asian="bold" style:font-style-complex="normal" style:font-weight-complex="bold"/>
    </style:style>
    <style:style style:name="T7" style:family="text">
      <style:text-properties fo:color="#0000ff"/>
    </style:style>
    <style:style style:name="T8" style:family="text">
      <style:text-properties fo:color="#0000ff" fo:font-weight="normal" style:font-weight-asian="normal" style:font-weight-complex="normal"/>
    </style:style>
    <style:style style:name="T9" style:family="text">
      <style:text-properties fo:color="#0000ff" fo:font-style="italic" fo:font-weight="normal" style:font-style-asian="italic" style:font-weight-asian="normal" style:font-style-complex="italic" style:font-weight-complex="normal"/>
    </style:style>
    <style:style style:name="T10" style:family="text">
      <style:text-properties fo:color="#0000ff" fo:font-style="normal" fo:font-weight="normal" style:font-style-asian="normal" style:font-weight-asian="normal" style:font-style-complex="normal" style:font-weight-complex="normal"/>
    </style:style>
    <style:style style:name="T11" style:family="text">
      <style:text-properties fo:color="#0000ff"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se notes were prompted by not understanding frequently quoted package/product names such as NPM, Composer, node.js, redux, reactjs etc etc.</text:p>
      <text:p text:style-name="Standard"/>
      <text:p text:style-name="Standard">This is an ongoing attempt to list the most frequently quotes "names" and explain what they are and where they fit in.</text:p>
      <text:p text:style-name="Standard"/>
      <text:p text:style-name="P4">General</text:p>
      <text:p text:style-name="P1"><text:span text:style-name="T1">Javascript:</text:span> The main language of modern browsers, allowing scripts to manipulate the DOM in response to various events.</text:p>
      <text:p text:style-name="P2"><text:span text:style-name="T1">Jquery:</text:span> <text:tab/>A Javascript library of functions that simplifies syntax for many people, but does nothing behond what can be done by raw Javascript.</text:p>
      <text:p text:style-name="P3"><text:span text:style-name="T1">CSS:</text:span> <text:tab/>Cascading Sytle Sheets. A language to define styles of HTML elements.</text:p>
      <text:p text:style-name="P20">A <text:span text:style-name="T7">CSS framework</text:span> (eg <text:span text:style-name="T7">Bootstrap, W3 and Foundation</text:span>) is a pre-prepared <text:s/>framework t to to enabke easier, more standards-compliant web design using the CSS language. Most of these frameworks contain at least a grid. More functional frameworks also come with more features and additional JavaScript based functions, but are mostly design oriented and unobtrusive.</text:p>
      <text:p text:style-name="P22">CSS frameworks are usually incorporated as external .css sheets referenced in the HTML &lt;head&gt;</text:p>
      <text:p text:style-name="P22">Some authors use them mostly for rapid prototyping, or for learning from, and prefer to 'handcraft' CSS that is appropriate to each published site without the design, maintenance and download overhead of having many unused features in the site's styling.</text:p>
      <text:p text:style-name="P3"><text:span text:style-name="T1">HTML:</text:span> <text:tab/>HyperText Markup Language. The main language to create documents for display by browsers. Browsers interpret HTML and CSS files together and create a Document Object Model (DOM). The DOM is then rendered (drawn) by the browser. Javascript scripts embedded in HTML documents (inside &lt;script&gt; tags, can be used to manipulate the DOM.</text:p>
      <text:p text:style-name="P3"><text:span text:style-name="T1">HTTP:</text:span><text:tab/>HyperText Transmission Protocol. The main communications protocol used to send requests and responses between Web clients (Browsers mostly) and Web Servers.</text:p>
      <text:p text:style-name="P3"><text:span text:style-name="T1">CURL:</text:span><text:tab/>The best know example of a web client that is NOT a browser. Its a command line tool that can send HTTP requests (as well as requests in many other protocols – such as FTP). </text:p>
      <text:p text:style-name="P20">As well as being command line tool it is also available as a PHP extension (dll in windows), allowing curl commands to be executed as PHP statements,</text:p>
      <text:p text:style-name="P3"><text:span text:style-name="T1">FTP:</text:span><text:tab/>File Transfer Protocol. The main communications protocol used to send requests and responses ( for general files) between FTP Clients and FTP Servers.</text:p>
      <text:p text:style-name="P3"/>
      <text:p text:style-name="P4">NodelJS</text:p>
      <text:p text:style-name="P3"><text:span text:style-name="T1">Nodejs:</text:span><text:tab/>A computer language based<text:span text:style-name="T4"> on Javascript for use outside of browsers. <text:s/>Nodejs itself is written in C++. </text:span></text:p>
      <text:p text:style-name="P7">There are MANY packages written in Nodejs.</text:p>
      <text:p text:style-name="P9">When nodejs is installed you can write a program into a prog.js file.</text:p>
      <text:p text:style-name="P8"><text:span text:style-name="T4">To run is use </text:span><text:span text:style-name="T8">node prog.js</text:span></text:p>
      <text:p text:style-name="P8"><text:span text:style-name="T8">Nodejs is frequently used as a web server. </text:span><text:span text:style-name="T4">Meaning you write a nodejs program that runs a web server and processes requests. This is very simple to do. Nodejs can read the file system and connect to databases ( eg mySQL) so functions as a scriping language.</text:span></text:p>
      <text:p text:style-name="P11"><text:span text:style-name="T1">NPM: </text:span><text:span text:style-name="T3"><text:s text:c="2"/></text:span><text:span text:style-name="T4"><text:s text:c="7"/>Nodejs Package Manager. It is written in Nodejs. This is very commonly used to download nodejs packages and their dependencies.</text:span></text:p>
      <text:p text:style-name="P6"><text:span text:style-name="T4">Use </text:span><text:span text:style-name="T8">npm install </text:span><text:span text:style-name="T9">package-name </text:span><text:span text:style-name="T5">to install package-name. Will be installed in C:\Users\My Name\node_modules\package-name.</text:span></text:p>
      <text:p text:style-name="P10">NPM is also often used to install non nodejs packages.</text:p>
      <text:p text:style-name="P10"><text:soft-page-break/>You need to register with NPM (free) to peruse available packages – but you can install without registration if you know the package name.</text:p>
      <text:p text:style-name="P11"><text:span text:style-name="T2">Express: </text:span><text:span text:style-name="T5"><text:s text:c="4"/>This is a framework written as a nodejs package (collection of modules). It is described as fast and minimalist.</text:span></text:p>
      <text:p text:style-name="P12"><text:span text:style-name="T2">Gulp:</text:span><text:span text:style-name="T5"><text:tab/>A nodejs package to automate and sequence workflow steps to build and deploy (web) applications. Can be used for example to automate the steps of preprocessing CSS files, then minimising the result.</text:span></text:p>
      <text:p text:style-name="P12"><text:span text:style-name="T2">Grunt:</text:span><text:span text:style-name="T5"> <text:s text:c="7"/>Billed as </text:span><text:span text:style-name="T10">The JavaScript Task Runner</text:span><text:span text:style-name="T5"> is a nodejs package similar to Gulp – but boasts many aditional plugins.</text:span></text:p>
      <text:p text:style-name="P12"><text:span text:style-name="T2">Less:</text:span><text:span text:style-name="T5"><text:tab/>A css preprocessor written in nodejs. Less programmes ( written in Less language -like css ) is compiled by less.js into css files.</text:span></text:p>
      <text:p text:style-name="P12"><text:span text:style-name="T2">Stylus:</text:span><text:span text:style-name="T5"><text:tab/>A css preprocessor written in nodejs and Jade. Stylus programmes ( written in Stylus language -like css ) is compiled by Stylus into css files. Installs via NPM.</text:span></text:p>
      <text:p text:style-name="P12"><text:span text:style-name="T2">Sass:</text:span><text:span text:style-name="T5"><text:tab/>A css preprocessor – like Less and Sylus.</text:span><text:span text:style-name="T10"> Sass </text:span><text:span text:style-name="T5">is now used by </text:span><text:span text:style-name="T10">Bootstrap 4</text:span><text:span text:style-name="T5">, while earlier versions used </text:span><text:span text:style-name="T10">Less</text:span><text:span text:style-name="T5">.</text:span></text:p>
      <text:p text:style-name="P18"><text:span text:style-name="T11">Note on Sass/Less:</text:span><text:span text:style-name="T5"> Were both originally developed in Ruby – but now ported to several other languages like nodejs and C++.</text:span></text:p>
      <text:p text:style-name="P18"><text:span text:style-name="T2">Compass:</text:span><text:span text:style-name="T5"><text:tab/>Compass is a Sass framework, designed to make the work of styling the web smooth and efficient. </text:span></text:p>
      <text:p text:style-name="P12"><text:span text:style-name="T2">JSHint:</text:span><text:span text:style-name="T5"><text:tab/>A nodejs program that flags suspicious usage in programs written in JavaScript</text:span></text:p>
      <text:p text:style-name="P12"><text:span text:style-name="T2">PostCSS:</text:span><text:span text:style-name="T5"><text:tab/>PostCSS is a software development tool that uses JavaScript-based plugins to automate routine CSS operations.</text:span></text:p>
      <text:p text:style-name="P12"><text:span text:style-name="T2">Cordova:</text:span><text:span text:style-name="T5"><text:tab/>Apache Cordova is a mobile application development framework </text:span></text:p>
      <text:p text:style-name="P12"><text:span text:style-name="T2">Browserify:</text:span><text:span text:style-name="T5"> A tool to assist with browser-side development.</text:span></text:p>
      <text:p text:style-name="P12"><text:span text:style-name="T2">Bower:</text:span><text:span text:style-name="T5"><text:tab/>An installation manager for web sites. Focusses on getting correct versions and dependencies.</text:span></text:p>
      <text:p text:style-name="P13"/>
      <text:p text:style-name="P16">PHP</text:p>
      <text:p text:style-name="P12"><text:span text:style-name="T2">PHP:</text:span><text:span text:style-name="T5"><text:tab/>An open source interprative scripting language for web servers.</text:span></text:p>
      <text:p text:style-name="P12"><text:span text:style-name="T2">cakePHP:</text:span><text:span text:style-name="T5"><text:tab/>A PHP framework based on MVC pattern.</text:span></text:p>
      <text:p text:style-name="P13"/>
      <text:p text:style-name="P16">Ruby</text:p>
      <text:p text:style-name="P12"><text:span text:style-name="T2">Ruby:</text:span><text:span text:style-name="T5"><text:tab/>An open source interprative development language.</text:span></text:p>
      <text:p text:style-name="P12"><text:span text:style-name="T2">Sass:</text:span><text:span text:style-name="T5"><text:tab/>A css preprocessor written in Ruby. Needs Ruby installed to run.</text:span></text:p>
      <text:p text:style-name="P13"/>
      <text:p text:style-name="P13"/>
      <text:p text:style-name="P13"/>
      <text:p text:style-name="P4">MicroSoft</text:p>
      <text:p text:style-name="P5"><text:span text:style-name="T1">Nuget:</text:span><text:tab/>NuGet is an open-source package manager designed for the Microsoft development platform. Since its introduction in 2010, NuGet has evolved into a larger ecosystem of tools and services. NuGet is distributed as a Visual Studio extension.. </text:p>
      <text:p text:style-name="P13"/>
      <text:p text:style-name="P13"/>
      <text:p text:style-name="P10"/>
      <text:p text:style-name="P10"/>
      <text:p text:style-name="P3"/>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8M54S</meta:editing-duration>
    <meta:editing-cycles>10</meta:editing-cycles>
    <meta:generator>OpenOffice/4.1.4$Win32 OpenOffice.org_project/414m5$Build-9788</meta:generator>
    <dc:date>2018-06-02T07:48:37.71</dc:date>
    <dc:creator>Brendan Curtin</dc:creator>
    <meta:document-statistic meta:table-count="0" meta:image-count="0" meta:object-count="0" meta:page-count="2" meta:paragraph-count="45" meta:word-count="849" meta:character-count="5287"/>
    <meta:user-defined meta:name="Info 1"/>
    <meta:user-defined meta:name="Info 2"/>
    <meta:user-defined meta:name="Info 3"/>
    <meta:user-defined meta:name="Info 4"/>
  </office:meta>
</office:document-meta>
</file>